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officeooo:rsid="00238c15" officeooo:paragraph-rsid="002e5213"/>
    </style:style>
    <style:style style:name="P15" style:family="paragraph" style:parent-style-name="Standard">
      <style:text-properties style:text-underline-style="none" officeooo:rsid="0024e3ab" officeooo:paragraph-rsid="002e5213"/>
    </style:style>
    <style:style style:name="P16" style:family="paragraph" style:parent-style-name="Standard">
      <style:text-properties style:text-underline-style="none" officeooo:rsid="00280c79" officeooo:paragraph-rsid="002e5213"/>
    </style:style>
    <style:style style:name="P17" style:family="paragraph" style:parent-style-name="Standard">
      <style:text-properties style:text-underline-style="none" officeooo:rsid="0029a4d0" officeooo:paragraph-rsid="002365c6"/>
    </style:style>
    <style:style style:name="P18"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19"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20"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22"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23" style:family="paragraph" style:parent-style-name="Standard">
      <style:text-properties officeooo:rsid="001430d3" officeooo:paragraph-rsid="00158cb7"/>
    </style:style>
    <style:style style:name="P24" style:family="paragraph" style:parent-style-name="Standard">
      <style:text-properties style:text-underline-style="none" fo:font-weight="normal" officeooo:rsid="0030761b" officeooo:paragraph-rsid="0030761b" style:font-weight-asian="normal" style:font-weight-complex="normal"/>
    </style:style>
    <style:style style:name="P25"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sumen de la 3º clase “Herramientas y temáticas <text:span text:style-name="T1">actuales </text:span>de Data Warehouses y OLAP”.</text:p>
      <text:p text:style-name="P18"/>
      <text:p text:style-name="P18"><text:span text:style-name="T10">Diseño general</text:span> del DW</text:p>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4">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4"/>
      <text:p text:style-name="P12">Diseño lógico:</text:p>
      <text:p text:style-name="P15">Consiste en la transformación del esquema conceptual en un esquema lógico; y segundo, la especificación de los procesos ETL, teniendo en cuenta las asignaciones y las transformaciones de la fase anterior.</text:p>
      <text:p text:style-name="P15">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5"/>
      <text:p text:style-name="P13">Diseño físico:</text:p>
      <text:p text:style-name="P16">Debemos considerar dos aspectos : la implementación tanto de los esquema del DW, como de los procesos ETL. Durante la fase de diseño físico, el esquema lógico se convierte en una estructura de base de datos física.</text:p>
      <text:p text:style-name="P21">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19"/>
      <text:p text:style-name="P22">El modelo MultiDim:</text:p>
      <text:p text:style-name="P20">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7"/>
      <text:p text:style-name="P25">Almacenes de datos difusos</text:p>
      <text:p text:style-name="P24">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text:soft-page-break/>universo de<text:span text:style-name="T11">l</text:span> discurso. Conjuntos borrosos se utilizan para definir el grado de pertenencia con la que un valor podría pertenecer a un término lingüístico. Zadeh define una variable lingüística como sigu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07T13:22:42.590302151</dc:date>
    <meta:editing-duration>PT3H30M39S</meta:editing-duration>
    <meta:editing-cycles>26</meta:editing-cycles>
    <meta:generator>LibreOffice/4.1.3.2$Linux_X86_64 LibreOffice_project/410m0$Build-2</meta:generator>
    <meta:document-statistic meta:table-count="0" meta:image-count="0" meta:object-count="0" meta:page-count="3" meta:paragraph-count="33" meta:word-count="1242" meta:character-count="7971" meta:non-whitespace-character-count="6757"/>
  </office:meta>
</office:document-meta>
</file>